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567cm" style:rel-column-width="17609*"/>
    </style:style>
    <style:style style:name="Tabla1.B" style:family="table-column">
      <style:table-column-properties style:column-width="6.003cm" style:rel-column-width="23141*"/>
    </style:style>
    <style:style style:name="Tabla1.C" style:family="table-column">
      <style:table-column-properties style:column-width="2.782cm" style:rel-column-width="10727*"/>
    </style:style>
    <style:style style:name="Tabla1.D" style:family="table-column">
      <style:table-column-properties style:column-width="3.646cm" style:rel-column-width="14058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tru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true">
        <style:tab-stops>
          <style:tab-stop style:position="0cm"/>
        </style:tab-stops>
      </style:paragraph-properties>
    </style:style>
    <style:style style:name="P9" style:family="paragraph" style:parent-style-name="Table_20_Contents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style:font-name="Times2" fo:font-size="14pt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17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8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 Tecnológica Nacional.</text:p>
      <text:p text:style-name="P3">Facultad Regional Córdoba.</text:p>
      <text:p text:style-name="P4"/>
      <text:p text:style-name="P4"/>
      <text:list xml:id="list688814049" text:style-name="L1">
        <text:list-header>
          <text:p text:style-name="P13">Cátedra de Métricas de Software.</text:p>
          <text:p text:style-name="P15"/>
        </text:list-header>
      </text:list>
      <text:p text:style-name="P2"/>
      <text:p text:style-name="P2"/>
      <text:list xml:id="list1297358244" text:continue-numbering="true" text:style-name="L1">
        <text:list-item>
          <text:p text:style-name="P14">Entrega: </text:p>
          <text:list>
            <text:list-item>
              <text:p text:style-name="P15">GQM.</text:p>
              <text:p text:style-name="P15"/>
              <text:p text:style-name="P15"/>
            </text:list-item>
          </text:list>
        </text:list-item>
        <text:list-item>
          <text:p text:style-name="P14">Curso: </text:p>
          <text:list>
            <text:list-item>
              <text:p text:style-name="P15"><text:s text:c="2"/>5k4.</text:p>
            </text:list-item>
          </text:list>
        </text:list-item>
      </text:list>
      <text:p text:style-name="P2"/>
      <text:p text:style-name="P2"/>
      <text:list xml:id="list715627132" text:continue-numbering="true" text:style-name="L1">
        <text:list-item>
          <text:p text:style-name="P15"><text:span text:style-name="T1">Grupo 2:</text:span> </text:p>
          <text:list>
            <text:list-item>
              <text:p text:style-name="P15">Cabral, Juan B. - 40.842 </text:p>
            </text:list-item>
            <text:list-item>
              <text:p text:style-name="P16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80987552" text:continue-numbering="true" text:style-name="L1">
        <text:list-header>
          <text:p text:style-name="P17">Lunes 20 de abril de 2009</text:p>
        </text:list-header>
      </text:list>
      <text:h text:style-name="P10" text:outline-level="1">GQM</text:h>
      <text:h text:style-name="Heading_20_2" text:outline-level="2">Objetivo.</text:h>
      <text:p text:style-name="P7">Disminuir la latencia[1] de ejecución de un algoritmo considerando la claridad[2] de código y <text:s/>diseño, sin retrasar los plazos de entrega.</text:p>
      <text:p text:style-name="Standard"/>
      <text:h text:style-name="Heading_20_2" text:outline-level="2">Tabla GQM.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Objetivo</text:p>
          </table:table-cell>
          <table:table-cell table:style-name="Tabla1.A1" office:value-type="string">
            <text:p text:style-name="P5">Pregunta.</text:p>
          </table:table-cell>
          <table:table-cell table:style-name="Tabla1.C1" table:number-columns-spanned="2" office:value-type="string">
            <text:p text:style-name="P5">Métrica.</text:p>
          </table:table-cell>
          <table:covered-table-cell/>
        </table:table-row>
        <table:table-row>
          <table:table-cell table:style-name="Tabla1.A2" table:number-rows-spanned="11" office:value-type="string">
            <text:p text:style-name="P8">Disminuir la latencia de ejecución de un algoritmo considerando la claridad de código y <text:s/>diseño, sin retrasar los plazos de entrega.</text:p>
          </table:table-cell>
          <table:table-cell table:style-name="Tabla1.A2" table:number-rows-spanned="5" office:value-type="string">
            <text:p text:style-name="Table_20_Contents">¿Como mido los tiempos de ejecución del programa?</text:p>
          </table:table-cell>
          <table:table-cell table:style-name="Tabla1.A2" table:number-rows-spanned="4" office:value-type="string">
            <text:p text:style-name="P6">Benchmarking.</text:p>
          </table:table-cell>
          <table:table-cell table:style-name="Tabla1.D2" office:value-type="string">
            <text:p text:style-name="P6">Tiempo en el pe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Tiempo Mej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Tiempo Promedi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Función de Complejidad.</text:p>
          </table:table-cell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Profiling.</text:p>
          </table:table-cell>
          <table:covered-table-cell/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código?</text:p>
          </table:table-cell>
          <table:table-cell table:style-name="Tabla1.D2" table:number-columns-spanned="2" office:value-type="string">
            <text:p text:style-name="Table_20_Contents">Complejidad Ciclomática por Modulo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omplejidad esencial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P9">Incumplimiento de la Ley de Demeter sobre linea de código.</text:p>
          </table:table-cell>
          <table:covered-table-cell/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diseño?</text:p>
          </table:table-cell>
          <table:table-cell table:style-name="Tabla1.D2" table:number-columns-spanned="2" office:value-type="string">
            <text:p text:style-name="Table_20_Contents">Promedio de Cohesión Funcional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Patrones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Anti-Patrones.</text:p>
          </table:table-cell>
          <table:covered-table-cell/>
        </table:table-row>
      </table:table>
      <text:p text:style-name="Text_20_body"/>
      <text:h text:style-name="P11" text:outline-level="2">Referencias:</text:h>
      <text:list xml:id="list1885438170" text:style-name="L2">
        <text:list-item>
          <text:p text:style-name="P18"><text:span text:style-name="T1">Latencia: </text:span>Termino utilizado en retardo de transmisión de datos en las redes. Reutilizado en este caso como la suma de los retardos parciales de los algoritmos.</text:p>
        </text:list-item>
        <text:list-item>
          <text:p text:style-name="P18"><text:span text:style-name="T1">Claridad: </text:span>código con poca ofuscación[3].</text:p>
        </text:list-item>
        <text:list-item>
          <text:p text:style-name="P18"><text:span text:style-name="T1">Ofuscación:</text:span> Es el código fuente o diseño lógico <text:s/>que se ha hecho difícil de entender de manera intencional o accidental. Ofuscación y optimización no son necesariamente opuestas, pero involuntariamente a veces se produce cuando los programadores o diseñadores ofuscan en un intento de optimizar prematur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Métricas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uan Cabral</meta:initial-creator>
    <meta:creation-date>2007-07-26T13:02:30</meta:creation-date>
    <dc:date>2009-04-24T16:13:39</dc:date>
    <dc:language>es-AR</dc:language>
    <meta:editing-cycles>114</meta:editing-cycles>
    <meta:editing-duration>PT14H27M23S</meta:editing-duration>
    <dc:subject>GQM</dc:subject>
    <dc:title>Métricas</dc:title>
    <meta:document-statistic meta:table-count="2" meta:image-count="0" meta:object-count="0" meta:page-count="3" meta:paragraph-count="40" meta:word-count="251" meta:character-count="1526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